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b0a" officeooo:paragraph-rsid="001b1b0a"/>
    </style:style>
    <style:style style:name="P2" style:family="paragraph" style:parent-style-name="Standard">
      <style:paragraph-properties fo:text-align="center" style:justify-single-word="false"/>
      <style:text-properties officeooo:rsid="001b1b0a" officeooo:paragraph-rsid="001b1b0a"/>
    </style:style>
    <style:style style:name="P3" style:family="paragraph" style:parent-style-name="Standard">
      <style:text-properties officeooo:rsid="001c3e18" officeooo:paragraph-rsid="001e22e0"/>
    </style:style>
    <style:style style:name="P4" style:family="paragraph" style:parent-style-name="Standard">
      <style:text-properties officeooo:rsid="00218e1e" officeooo:paragraph-rsid="00218e1e"/>
    </style:style>
    <style:style style:name="P5" style:family="paragraph" style:parent-style-name="Standard">
      <style:text-properties officeooo:rsid="0023b75d" officeooo:paragraph-rsid="0023b75d"/>
    </style:style>
    <style:style style:name="P6" style:family="paragraph" style:parent-style-name="Standard">
      <style:paragraph-properties fo:text-align="center" style:justify-single-word="false"/>
      <style:text-properties officeooo:rsid="002650a2" officeooo:paragraph-rsid="002650a2"/>
    </style:style>
    <style:style style:name="P7" style:family="paragraph" style:parent-style-name="Standard">
      <style:text-properties officeooo:rsid="00265fd0" officeooo:paragraph-rsid="00265fd0"/>
    </style:style>
    <style:style style:name="P8" style:family="paragraph" style:parent-style-name="Standard">
      <style:text-properties officeooo:rsid="00288f7e" officeooo:paragraph-rsid="00288f7e"/>
    </style:style>
    <style:style style:name="P9" style:family="paragraph" style:parent-style-name="Standard">
      <style:text-properties officeooo:rsid="002a3263" officeooo:paragraph-rsid="002a3263"/>
    </style:style>
    <style:style style:name="P10" style:family="paragraph" style:parent-style-name="Standard">
      <style:paragraph-properties fo:text-align="center" style:justify-single-word="false"/>
      <style:text-properties officeooo:rsid="002bd712" officeooo:paragraph-rsid="002bd712"/>
    </style:style>
    <style:style style:name="P11" style:family="paragraph" style:parent-style-name="Standard">
      <style:text-properties officeooo:rsid="002ce046" officeooo:paragraph-rsid="002ce046"/>
    </style:style>
    <style:style style:name="P12" style:family="paragraph" style:parent-style-name="Standard">
      <style:text-properties officeooo:rsid="002ce046" officeooo:paragraph-rsid="002ce046"/>
    </style:style>
    <style:style style:name="P13" style:family="paragraph" style:parent-style-name="Standard">
      <style:text-properties officeooo:rsid="0030a0d9" officeooo:paragraph-rsid="0030a0d9"/>
    </style:style>
    <style:style style:name="T1" style:family="text">
      <style:text-properties officeooo:rsid="001e22e0"/>
    </style:style>
    <style:style style:name="T2" style:family="text">
      <style:text-properties officeooo:rsid="001fe096"/>
    </style:style>
    <style:style style:name="T3" style:family="text">
      <style:text-properties officeooo:rsid="0020230d"/>
    </style:style>
    <style:style style:name="T4" style:family="text">
      <style:text-properties officeooo:rsid="0023684d"/>
    </style:style>
    <style:style style:name="T5" style:family="text">
      <style:text-properties officeooo:rsid="0024e7af"/>
    </style:style>
    <style:style style:name="T6" style:family="text">
      <style:text-properties officeooo:rsid="00272f01"/>
    </style:style>
    <style:style style:name="T7" style:family="text">
      <style:text-properties officeooo:rsid="00288f7e"/>
    </style:style>
    <style:style style:name="T8" style:family="text">
      <style:text-properties officeooo:rsid="002a3263"/>
    </style:style>
    <style:style style:name="T9" style:family="text">
      <style:text-properties officeooo:rsid="002eb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  <text:p text:style-name="P1"/>
      <text:p text:style-name="P1">Geruzja spartańska wysyła Charondasa do Delf, by uzyskać aprobatę Apollona na wyprawę wojenną przeciw Skrytionom (północ Lakonii). <text:span text:style-name="T3">Charondas jest wybitnym mężem spartańskim, ma żonę i dwóch małych synów.</text:span></text:p>
      <text:p text:style-name="P1">Charondas zabiera z sobą wojowniczkę Ksenię, której jest nauczycielen i opiekunem.</text:p>
      <text:p text:style-name="P1">Spartanka Ksenia ma sen, w którym mały jastrząb wierci się w gnieździe i nagle wypada z niego, a spadając rośnie i nim uderzy w ziemię, wzbija się i odlatuje gdzieś daleko za horyzont. Ksenia chcec wytłumaczyć ten sen w Delfach.</text:p>
      <text:p text:style-name="P1"/>
      <text:p text:style-name="P1">Charondas gości u siebie filozofa Prytanisa przybyłego z Pleuronu. Ten przybył do Sparty, aby przyjrzeć się ich ustrojowi, który uchodzi za ideał na Peloponezie.</text:p>
      <text:p text:style-name="P1"/>
      <text:p text:style-name="P3">Para kupców kartagińskich Muttunb<text:span text:style-name="T2">a</text:span>al i Parmonides pochodzący z Grecji, przybywają <text:span text:style-name="T1">z kolonii greckiej na Sardynii</text:span> do Sparty ze słoniem afrykańskim, aby sprzedać im je w roli zwierząt bojowych. Łódź handlowa, którą podróżują należy do kartagińskiego patrona Parmonidesa.</text:p>
      <text:p text:style-name="P3"/>
      <text:p text:style-name="P4">Muttanbaal porzuca męża w Sparcie i zabiera Charondasa, Ksenię i Prytanisa na statku patrona. <text:span text:style-name="T5">Statek owy posiada żagiel i 10 wioseł napędzanych siłą niewolników.</text:span></text:p>
      <text:p text:style-name="P5">Podróż ma trwać tydzień w jedną i tydzień w drugą stronę.</text:p>
      <text:p text:style-name="P4"/>
      <text:p text:style-name="P4">Po dwóch dniach żeglugi piraci napadają was w zatoce Argolickiej i tylko dzięki dzielności i pomysłowości Kseni oraz opiekującym się nią bogom udaje się im strzaskać wiosła pirackiego okrętu i umknąć. <text:span text:style-name="T4">Charondas zostaje ranny w walce (Spartanie nigdy się nie poddają!). W nagrodę za nadludzki wysiłek, wioślarze zostają nagrodzeni ucztą w nadmorskim miasteczku Cirtha.</text:span></text:p>
      <text:p text:style-name="P4"/>
      <text:p text:style-name="P4"/>
      <text:p text:style-name="P6">2</text:p>
      <text:p text:style-name="P4"/>
      <text:p text:style-name="P7">Gdy wysiadają w Cirthrze, lud na widok słonia wpada w popłoch, uważa go za potwora, uprowadza i pali rytualnie przed świątynią Posejdona na <text:span text:style-name="T7">skarpie</text:span>, użądzając z niego ucztę i <text:span text:style-name="T6">bawiąc się</text:span>.</text:p>
      <text:p text:style-name="P7"/>
      <text:p text:style-name="P8">Cirtha to niewielka osada zamieszkana głównie przez rybaków. <text:span text:style-name="T8">Poza tym poznali tam: grajka Filona, wieszczka Tyfona, Polibdosa – założyciela Cirthy wraz z kolonistami z Argos. Organizuje on zebrania obywateli i głosowania, jest otaczany szacunkiem. Anagoras, Hippiasz i Jazon to właściciele ziemscy. W porcie czasem wystawiają kramy kupcy.</text:span></text:p>
      <text:p text:style-name="P8"/>
      <text:p text:style-name="P9">Jazon jest zielarzem i za zemstę na Hippiaszu, obiecuje oddać swą apteczkę zielarską.</text:p>
      <text:p text:style-name="P9">Zaiste drużyna okrada Hippiasza ze starej zbroi do niczego, oddaje ją Jazonowi nie potrafiącemu dobrze jej wycenić i uciekają z polis. Prytanis ratuje Charondasowi życie.</text:p>
      <text:p text:style-name="P9"/>
      <text:p text:style-name="P8"/>
      <text:p text:style-name="P10">3</text:p>
      <text:p text:style-name="P8"/>
      <text:p text:style-name="P11">Zastanawiają się, czy płynąć do Delf z innym darem, a tymczasem lądują w polis Hermione.</text:p>
      <text:p text:style-name="P11">Tragarz Lampos nie chce zapłacić Prytanisowi za tłumaczenie pergamonu.</text:p>
      <text:p text:style-name="P13">Wysyłają do Sparty gońca z informacją o utracie Słonia i bezczelności Cirthy.</text:p>
      <text:p text:style-name="P11"/>
      <text:p text:style-name="P11">Kapłanki Hery rozpoznają „waleczne niewiasty” i donoszą o tym tyranowi Polikratesowi. Błaga ich, by zgodnie z wyrocznią uwolniły ich od klątwy – znikających owiec, a ostatnio dziecięcia.</text:p>
      <text:p text:style-name="P11"/>
      <text:p text:style-name="P11">Ksenia <text:span text:style-name="T9">po zabiciu potwora pali</text:span> niewinne dzieciątko w kokonie i ściąga na siebie klątwę.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9:00:46.745296671</meta:creation-date>
    <meta:generator>LibreOffice/5.1.6.2$Linux_X86_64 LibreOffice_project/10m0$Build-2</meta:generator>
    <dc:date>2019-04-27T20:21:17.077356591</dc:date>
    <meta:editing-duration>PT50M49S</meta:editing-duration>
    <meta:editing-cycles>19</meta:editing-cycles>
    <meta:document-statistic meta:table-count="0" meta:image-count="0" meta:object-count="0" meta:page-count="2" meta:paragraph-count="20" meta:word-count="423" meta:character-count="2817" meta:non-whitespace-character-count="2412"/>
  </office:meta>
</office:document-meta>
</file>